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Η ανάλυση πολιτικής ιδιωτικότητας βάσει GDPR αφορά ένα πλαίσιο που περιλαμβάνει αρχές και κανόνες για την προστασία των φυσικών προσώπων έναντι της επεξεργασίας των δεδομένων προσωπικού χαρακτήρα. Δεδομένα προσωπικού χαρακτήρα αφορά κάθε πληροφορία που μπορεί να συνδεθεί άμεσα ή έμμεσα με το υποκείμενο των δεδομένων και όποια πληροφορία αφορά ταυτοποιημένο ή ταυτοποιήσιμο φυσικό πρόσωπο.</text:p>
      <text:p text:style-name="Normal">Όσον αφορά την ανάλυση πολιτικής ιδιωτικότητας της YOOX βάσει GDPR διακρίνεται η διαφάνεια και η ενημέρωση χρηστών ,οι σκοποί και νομικές βάσεις επεξεργασίας, δικαιώματα υποκειμένων των δεδομένων, αποθήκευση και διατήρηση δεδομένων, ασφάλεια δεδομένων, διαβίβαση δεδομένων σε τρίτες χώρες. Παρέχονται πληροφορίες που αφορούν ποια δεδομένα συλλέγονται, εδώ η ΥΟΟΧ αναφέρει ότι τα δεδομένα που συλλέγει είναι <text:s/>αυτά που μας παρέχεις όταν ολοκληρώνεις μια παραγγελία και αγοράζεις προϊόντα που πωλούνται από το YOOX ή εγγράφεσαι στον ιστότοπο, αυτά που συλλέγουμε ενώ περιηγείσαι ή χρησιμοποιείς τις υπηρεσίες που προσφέρονται στον ιστότοπο. Τους σκοπούς επεξεργασίας των δεδομένων, η ΥΟΟΧ επεξεργάζεται τα δεδομένα των χρηστών για πολλούς και διάφορους λόγους, μερικοί από αυτούς αφορούν την εκπλήρωση των νομικών υποχρεώσεων, <text:s/>για δημοσκοπήσεις και έρευνα αγοράς, ολοκλήρωση και εκτέλεση των συμβάσεων αγοράς των προϊόντων που πωλούνται από την YOOX στον ιστότοπο, κτλπ. Τα δικαιώματα των χρηστών και πως να τα διεκδικήσουν και τους αποδέκτες αυτών των δεδομένων, η ΥΟΟΧ σου δίνει δικαιώματα του τύπου εναντίωση της πολιτικής ανά πάσα στιγμής, απόκτηση πρόσβασης στα δεδομένα του ο κάθε χρήστης και τις πληροφορίες σχετικά με την επεξεργασία που πραγματοποιούνται, καθώς και αντίγραφο αυτών των δεδομένων, διόρθωση των ανακριβών δεδομένων, διαγραφή των δεδομένων, <text:s/>περιορισμό των δεδομένων, στις περιπτώσεις που προβλέπει ο νόμος, φορητότητα δεδομένων και άλλα. Τα δεδομένα διατηρούνται και αποθηκεύονται αναλόγως τον σκοπό, δηλαδή τα δεδομένα αγορών διατηρούνται μέχρι την ολοκλήρωση των διοικητικών και λογιστικών διατυπώσεων και σε κάθε περίπτωση έως 10 (δέκα) έτη από την ημερομηνία σύναψης της σύμβασης αγοράς, τα δεδομένα λογαριασμού μέχρι την απεγγραφή από την υπηρεσία ή μετά από αίτημα του χρήστη για διακοπή της δραστηριότητας ενώ τα δεδομένα διαφημιστικών μηνυμάτων και ενημερωτικών δελτίων έως ότου ανακληθεί η συγκατάθεση που δόθηκε για τη δραστηριότητα αυτή ή μέχρι το αίτημα για τερματισμό της, και, σε κάθε περίπτωση, το αργότερο 4 (τέσσερα) χρόνια από την ημερομηνία της τελευταίας σχετικής αλληλεπίδρασης από τον χρήστη. Η ασφάλεια αυτών των δεδομένων πραγματοποιείται με συγκεκριμένα τεχνικά και οργανωτικά μέτρα ασφαλείας για την αποφυγή της παράνομης ή δόλιας χρήσης των προσωπικών δεδομένων. Συγκεκριμένα, χρησιμοποιούν μέτρα ασφαλείας που εγγυώνται: τη ψευδωνυμοποίηση ή την κρυπτογράφηση των δεδομένων, την εμπιστευτικότητα, την ακεραιότητα, τη διαθεσιμότητα των δεδομένων καθώς και την αντοχή των συστημάτων και των υπηρεσιών που τα επεξεργάζονται, και την ικανότητα επαναφοράς των δεδομένων σε περίπτωση παραβίασής τους. Στην περίπτωση διαβίβασης δεδομένων σε τρίτες <text:s/>χώρες υπάρχουν κατάλληλες εγγυήσεις, όπως οι τυποποιημένες συμβατικές ρήτρες που εγκρίνονται από την Ευρωπαϊκή Επιτροπή. Επίσης η ΥΟΟΧ παρέχει τα στοιχεία του υπεύθυνου επεξεργασίας δεδομένων και τον τρόπο επικοινωνίας. Ο Υπεύθυνος Επεξεργασίας Δεδομένων, δηλαδή το υποκείμενο που αποφασίζει πώς και γιατί να επεξεργαστεί τα προσωπικά σου δεδομένα, είναι η YOOX NET-A-PORTER GROUP S.p.A. (εφεξής «YOOX»), μια εξ ολοκλήρου θυγατρική εταιρεία της LuxExperience B.V., με έδρα τη via Morimondo n. 17 - 20143 Μιλάνο (Ιταλία), ΑΦΜ και Αριθμός ΦΠΑ 02050461207.</text:p>
      <text:soft-page-break/>
      <text:p text:style-name="Normal">Βάση της πολιτικής αυτής συμπεραίνουμε ότι η ΥΟΟΧ λαμβάνει τα κατάλληλα μέτρα που αφορούν την προστασία των δεδομένων φυσικών προσώπων και την επεξεργασίας τους. Παρέχοντας διαφάνεια και σαφείς πληροφορίες για τα δικαιώματα των χρηστών.</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BERTO NTREOU</meta:initial-creator>
    <dc:creator>ALBERTO NTREOU</dc:creator>
    <meta:creation-date>2025-06-24T15:50:00Z</meta:creation-date>
    <dc:date>2025-06-24T15:53:00Z</dc:date>
    <meta:template xlink:href="Normal.dotm" xlink:type="simple"/>
    <meta:editing-cycles>1</meta:editing-cycles>
    <meta:editing-duration>PT180S</meta:editing-duration>
    <meta:document-statistic meta:page-count="2" meta:paragraph-count="7" meta:word-count="605" meta:character-count="3867" meta:row-count="27" meta:non-whitespace-character-count="3269"/>
  </office:meta>
</office:document-meta>
</file>